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loext:graphic-properties draw:fill="solid" draw:fill-color="#ffa07a" draw:fill-gradient-name="Gradient_20_1" draw:fill-hatch-name="hatch"/>
      <style:paragraph-properties fo:background-color="#ffa07a" fo:padding="0.049cm" fo:border="0.74pt solid #000000" style:join-border="false"/>
      <style:text-properties style:font-name="Lucida Sans" fo:font-weight="normal" officeooo:rsid="001f56a7" officeooo:paragraph-rsid="001f56a7" style:font-weight-asian="normal" style:font-weight-complex="normal"/>
    </style:style>
    <style:style style:name="P2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3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fb910" officeooo:paragraph-rsid="001fb910"/>
    </style:style>
    <style:style style:name="P5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160ae" officeooo:paragraph-rsid="002160ae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160ae" officeooo:paragraph-rsid="002160ae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start" style:justify-single-word="false">
        <style:tab-stops/>
      </style:paragraph-properties>
      <style:text-properties style:font-name="Tahoma" fo:language="es" fo:country="ES" officeooo:rsid="002160ae" officeooo:paragraph-rsid="00261831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369ac" officeooo:paragraph-rsid="002369ac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369ac" officeooo:paragraph-rsid="002369ac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369ac" officeooo:paragraph-rsid="00261831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start" style:justify-single-word="false">
        <style:tab-stops/>
      </style:paragraph-properties>
      <style:text-properties style:font-name="Tahoma" fo:language="es" fo:country="ES" officeooo:rsid="002369ac" officeooo:paragraph-rsid="00261831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187a7" officeooo:paragraph-rsid="002187a7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187a7" officeooo:paragraph-rsid="002283b7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start" style:justify-single-word="false">
        <style:tab-stops/>
      </style:paragraph-properties>
      <style:text-properties style:font-name="Tahoma" fo:language="es" fo:country="ES" officeooo:rsid="002187a7" officeooo:paragraph-rsid="002283b7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283b7" officeooo:paragraph-rsid="002283b7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283b7" officeooo:paragraph-rsid="002283b7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start" style:justify-single-word="false">
        <style:tab-stops/>
      </style:paragraph-properties>
      <style:text-properties style:font-name="Tahoma" fo:language="es" fo:country="ES" officeooo:rsid="002283b7" officeooo:paragraph-rsid="002283b7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30571" officeooo:paragraph-rsid="00230571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30571" officeooo:paragraph-rsid="00230571"/>
    </style:style>
    <style:style style:name="T1" style:family="text">
      <style:text-properties officeooo:rsid="001fb910"/>
    </style:style>
    <style:style style:name="T2" style:family="text">
      <style:text-properties officeooo:rsid="002160ae"/>
    </style:style>
    <style:style style:name="T3" style:family="text">
      <style:text-properties officeooo:rsid="002283b7"/>
    </style:style>
    <style:style style:name="T4" style:family="text">
      <style:text-properties officeooo:rsid="002369ac"/>
    </style:style>
    <style:style style:name="T5" style:family="text">
      <style:text-properties officeooo:rsid="0026183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jercicio sobre transacciones en la base de datos </text:span>.</text:p>
      <text:p text:style-name="P4">En la base de datos DatosGalicia, <text:span text:style-name="T2">realiza las siguientes operaciones en </text:span><text:span text:style-name="T3">dos</text:span><text:span text:style-name="T2"> tablas:</text:span></text:p>
      <text:list text:style-name="L1">
        <text:list-item>
          <text:p text:style-name="P5">Crea una Transacción.</text:p>
        </text:list-item>
      </text:list>
      <text:p text:style-name="P6">START TRANSACTION;</text:p>
      <text:list text:continue-numbering="true" text:style-name="L1">
        <text:list-item>
          <text:p text:style-name="P7">Crea varios puntos de Restauración.<text:line-break/>SAVEPOINT <text:span text:style-name="T5">pu</text:span>ntoRestauracion1;</text:p>
          <text:p text:style-name="P7">SAVEPOINT puntoRestauracion2;<text:line-break/></text:p>
        </text:list-item>
        <text:list-item>
          <text:p text:style-name="P8">Muestra todos los valores introducidos en la tabla.</text:p>
        </text:list-item>
      </text:list>
      <text:p text:style-name="P9">SELECT * FROM Provincia;</text:p>
      <text:p text:style-name="P9"/>
      <text:list text:continue-numbering="true" text:style-name="L1">
        <text:list-item>
          <text:p text:style-name="P5">Restaura hacia alguno de los puntos de Restauración.</text:p>
        </text:list-item>
      </text:list>
      <text:p text:style-name="P6">ROLLBACK TO puntoRestauracion1;</text:p>
      <text:list text:continue-numbering="true" text:style-name="L1">
        <text:list-item>
          <text:p text:style-name="P5"><text:span text:style-name="T4">Mostramos</text:span> los valores que hay en la tabla.</text:p>
        </text:list-item>
      </text:list>
      <text:p text:style-name="P10">SELECT * FROM Provincia;</text:p>
      <text:list text:continue-numbering="true" text:style-name="L1">
        <text:list-item>
          <text:p text:style-name="P12">Copia los INSERT de los datos que necesites.</text:p>
        </text:list-item>
      </text:list>
      <text:p text:style-name="P11">INSERT INTO Provincia (nombre) VALUES ('Ourense');<text:line-break/>INSERT INTO Provincia (nombre) VALUES ('Pontevedra');</text:p>
      <text:list text:continue-numbering="true" text:style-name="L1">
        <text:list-item>
          <text:p text:style-name="P15">Haz un borrado completo de los datos introducidos.</text:p>
        </text:list-item>
      </text:list>
      <text:p text:style-name="P17">DELETE FROM Provincia;<text:line-break/></text:p>
      <text:list text:continue-numbering="true" text:style-name="L1">
        <text:list-item>
          <text:p text:style-name="P15"><text:span text:style-name="T4">Mostramos</text:span> los valores que hay en la tabla.</text:p>
        </text:list-item>
      </text:list>
      <text:p text:style-name="P16">SELECT * FROM Provincia;</text:p>
      <text:p text:style-name="P16"/>
      <text:list text:continue-numbering="true" text:style-name="L1">
        <text:list-item>
          <text:p text:style-name="P13">Copia los INSERT de los datos que necesites.</text:p>
        </text:list-item>
      </text:list>
      <text:p text:style-name="P14">INSERT INTO Provincia (nombre) VALUES ('A Coruña');<text:line-break/>INSERT INTO Provincia (nombre) VALUES ('Lugo');<text:line-break/>INSERT INTO Provincia (nombre) VALUES ('Ourense');<text:line-break/>INSERT INTO Provincia (nombre) VALUES ('Pontevedra');</text:p>
      <text:p text:style-name="P14"/>
      <text:list text:continue-numbering="true" text:style-name="L1">
        <text:list-item>
          <text:p text:style-name="P18">Confirma finalmente los datos introducidos.</text:p>
        </text:list-item>
      </text:list>
      <text:p text:style-name="P19">COMMIT;</text:p>
      <text:list text:continue-numbering="true" text:style-name="L1">
        <text:list-item>
          <text:p text:style-name="P18"><text:soft-page-break/>Comprueba los valores que hay en la tabla.</text:p>
        </text:list-item>
      </text:list>
      <text:p text:style-name="P3">SELECT * FROM Provincia;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_20_1" draw:fill-hatch-name="hatch"/>
      <style:paragraph-properties fo:background-color="#ffa07a" fo:padding="0.049cm" fo:border="0.74pt solid #000000" style:join-border="false"/>
      <style:text-properties style:font-name="Lucida Sans" fo:font-weight="normal" officeooo:rsid="001f56a7" officeooo:paragraph-rsid="001f56a7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3. Ejercicio sobre Transacccione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8T15:18:45.474000000</meta:creation-date>
    <dc:date>2024-03-07T23:51:15.002000000</dc:date>
    <meta:editing-duration>PT1H58M1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5" meta:word-count="181" meta:character-count="1188" meta:non-whitespace-character-count="1042"/>
  </office:meta>
</office:document-meta>
</file>